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7"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8" style:family="paragraph" style:parent-style-name="BODY">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1"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2"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13"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7" style:family="text">
      <style:text-properties fo:language="none" fo:country="none" style:font-name-asian="Georgia" style:language-asian="none" style:country-asian="none" style:font-name-complex="Georgia" style:language-complex="none" style:country-complex="none"/>
    </style:style>
    <style:style style:name="T8"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9"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0"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ho Heard? Who Cared?</text:p>
      <text:p text:style-name="P1"/>
      <text:p text:style-name="P2"><text:span text:style-name="T1">Read:</text:span><text:span text:style-name="T4"> Daniel 5:4; II Chronicles 25:14-15; I Corinthians 8:4-6</text:span></text:p>
      <text:p text:style-name="P3"/>
      <text:p text:style-name="P4"><text:span text:style-name="T1">Text:</text:span><text:span text:style-name="T4"> I Corinthians 8:4 “...</text:span><text:span text:style-name="T9">an idol </text:span><text:span text:style-name="T10">is</text:span><text:span text:style-name="T9"> nothing in the world, and that </text:span><text:span text:style-name="T10">there is</text:span><text:span text:style-name="T9"> none other God but one.”</text:span></text:p>
      <text:p text:style-name="P5"/>
      <text:h text:style-name="P4" text:outline-level="3"><text:span text:style-name="T1">Introduction:</text:span><text:span text:style-name="T4"> Have you ever wondered why those who believe that God doesn't exist are so offended by those of us who do? If I am praying to a nonentity then just who is hearing my prayer? Does the drug induced mumbling of a homeless person offend them as well? Why are those same people not offended by the child who places their tooth under their pillow hoping that the tooth fairy will visit? Are they against fairy tales? For some reason all that offends them is the person who trusts in the God of the Bible. <text:s/></text:span></text:h>
      <text:h text:style-name="P11" text:outline-level="3"><text:span text:style-name="T4"/></text:h>
      <text:h text:style-name="P11" text:outline-level="3"><text:span text:style-name="T2">Today's idols:</text:span><text:span text:style-name="T4"> <text:s/>Any person, place or thing that comes before God is an idol. Those who put money before God are worshiping gods of gold and silver. Those who put their job ahead of God are worshiping gods of brass and iron. Those who put their home and material possessions before God are worshiping gods of wood and stone.</text:span></text:h>
      <text:p text:style-name="P13"/>
      <text:p text:style-name="P8"><text:span text:style-name="T7">Dan 5:4</text:span><text:span text:style-name="T7">  They drank wine, and praised the gods of gold, and of silver, of brass, of iron, of wood, and of stone. </text:span></text:p>
      <text:p text:style-name="P13"/>
      <text:p text:style-name="P8"><text:span text:style-name="T7">2Ch 25:14</text:span><text:span text:style-name="T7">  Now it came to pass, after that Amaziah was come from the slaughter of the Edomites, that he brought the gods of the children of Seir, and set them up </text:span><text:span text:style-name="T8">to be</text:span><text:span text:style-name="T7"> his gods, and bowed down himself before them, and burned incense unto them. </text:span></text:p>
      <text:p text:style-name="P7"><text:span text:style-name="T5">2Ch 25:15  Wherefore the anger of the LORD was kindled against Amaziah, and he sent unto him a prophet, which said unto him, Why hast thou sought after the gods of the people, which could not deliver their own people out of thine hand? </text:span></text:p>
      <text:p text:style-name="P6"><text:span text:style-name="T5"/></text:p>
      <text:p text:style-name="P7"><text:span text:style-name="T5">1Co 8:4  As concerning therefore the eating of those things that are offered in sacrifice unto idols, we know that an idol </text:span><text:span text:style-name="T6">is</text:span><text:span text:style-name="T5"> nothing in the world, and that </text:span><text:span text:style-name="T6">there is</text:span><text:span text:style-name="T5"> none other God but one. </text:span></text:p>
      <text:p text:style-name="P7"><text:span text:style-name="T5">1Co 8:5</text:span><text:span text:style-name="T5">  For though there be that are called gods, whether in heaven or in earth, (as there be gods many, and lords many,) </text:span></text:p>
      <text:p text:style-name="P7"><text:span text:style-name="T5">1Co 8:6</text:span><text:span text:style-name="T5">  But to us </text:span><text:span text:style-name="T6">there is but</text:span><text:span text:style-name="T5"> one God, the Father, of whom </text:span><text:span text:style-name="T6">are</text:span><text:span text:style-name="T5"> all things, and we in him; and one Lord Jesus Christ, by whom </text:span><text:span text:style-name="T6">are</text:span><text:span text:style-name="T5"> all things, and we by him. </text:span></text:p>
      <text:p text:style-name="P6"><text:span text:style-name="T5"/></text:p>
      <text:p text:style-name="P13"><text:span text:style-name="T3">Conclude:</text:span> The reason that God is offended by idolatry is not because an idol has any power. God is offended because each individual was created for the purpose of glorifying God. God is offended because His glory has been given to an inanimate object. </text:p>
      <text:p text:style-name="P13"/>
      <text:h text:style-name="P11" text:outline-level="3"><text:span text:style-name="T4"><text:s text:c="2"/>I'd like to ask you a somewhat shocking question this morning: why does God get so angry about idolatry? Honestly think of it this way: since God is God and He knows it then why would it concern Him when I decide to put something in His place?</text:span></text:h>
      <text:h text:style-name="P12" text:outline-level="3"><text:span text:style-name="T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8-04-06T19:43:30</dc:date>
    <meta:editing-duration>P16DT8H9M37S</meta:editing-duration>
    <meta:generator>OpenOffice/4.1.3$Win32 OpenOffice.org_project/413m1$Build-9783</meta:generator>
    <meta:document-statistic meta:table-count="0" meta:image-count="0" meta:object-count="0" meta:page-count="1" meta:paragraph-count="13" meta:word-count="489" meta:character-count="25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